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F000002E5000002958AAC9953.wmf" manifest:media-type=""/>
  <manifest:file-entry manifest:full-path="Pictures/20000012000002E500000295812494D9.wmf" manifest:media-type=""/>
  <manifest:file-entry manifest:full-path="Pictures/20000012000002E50000029518F174F0.wmf" manifest:media-type=""/>
  <manifest:file-entry manifest:full-path="Pictures/2000000F000002E50000029550C6AE26.wmf"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 style:master-page-name="Standard">
      <style:paragraph-properties fo:margin-top="0.494cm" fo:margin-bottom="0.494cm" style:contextual-spacing="false" fo:line-height="100%" style:page-number="auto"/>
    </style:style>
    <style:style style:name="P2" style:family="paragraph" style:parent-style-name="Standard" style:list-style-name="">
      <style:paragraph-properties fo:margin-top="0cm" fo:margin-bottom="0.397cm" style:contextual-spacing="false" style:line-height-at-least="0.508cm" fo:background-color="#ffffff">
        <style:background-image/>
      </style:paragraph-properties>
    </style:style>
    <style:style style:name="P3" style:family="paragraph" style:parent-style-name="Standard" style:list-style-name="">
      <style:paragraph-properties fo:margin-top="0cm" fo:margin-bottom="0.397cm" style:contextual-spacing="false" style:line-height-at-least="0.508cm"/>
    </style:style>
    <style:style style:name="P4" style:family="paragraph" style:parent-style-name="Standard">
      <style:paragraph-properties fo:margin-top="0cm" fo:margin-bottom="0cm" style:contextual-spacing="false" fo:line-height="100%"/>
    </style:style>
    <style:style style:name="P5" style:family="paragraph" style:parent-style-name="Standard">
      <style:paragraph-properties fo:margin-top="0cm" fo:margin-bottom="0cm" style:contextual-spacing="false" style:line-height-at-least="0.677cm"/>
    </style:style>
    <style:style style:name="P6" style:family="paragraph" style:parent-style-name="Standard">
      <style:paragraph-properties fo:margin-top="0cm" fo:margin-bottom="0cm" style:contextual-spacing="false" fo:line-height="100%" fo:background-color="#f8f8f8" fo:padding-left="0.282cm" fo:padding-right="0.282cm" fo:padding-top="0.176cm" fo:padding-bottom="0.176cm" fo:border="0.74pt solid #cccccc">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style>
    <style:style style:name="P7" style:family="paragraph" style:parent-style-name="Standard">
      <style:paragraph-properties fo:margin-top="0cm" fo:margin-bottom="0cm" style:contextual-spacing="false" fo:line-height="100%" fo:text-align="center" style:justify-single-word="false" fo:padding-left="0cm" fo:padding-right="0cm" fo:padding-top="0cm" fo:padding-bottom="0.035cm" fo:border-left="none" fo:border-right="none" fo:border-top="none" fo:border-bottom="0.74pt solid #00000a"/>
    </style:style>
    <style:style style:name="P8" style:family="paragraph" style:parent-style-name="Standard">
      <style:paragraph-properties fo:margin-top="0cm" fo:margin-bottom="0cm" style:contextual-spacing="false" fo:line-height="100%" fo:text-align="center" style:justify-single-word="false" fo:padding-left="0cm" fo:padding-right="0cm" fo:padding-top="0.035cm" fo:padding-bottom="0cm" fo:border-left="none" fo:border-right="none" fo:border-top="0.74pt solid #00000a" fo:border-bottom="none"/>
    </style:style>
    <style:style style:name="P9" style:family="paragraph" style:parent-style-name="Standard">
      <style:paragraph-properties fo:margin-top="0cm" fo:margin-bottom="0.3cm" style:contextual-spacing="false" style:line-height-at-least="0.677cm"/>
    </style:style>
    <style:style style:name="P10" style:family="paragraph">
      <style:paragraph-properties fo:text-align="center"/>
    </style:style>
    <style:style style:name="T1" style:family="text">
      <style:text-properties style:font-name="Times New Roman" fo:font-size="13.5pt" fo:language="en" fo:country="US" fo:font-weight="bold" style:font-name-asian="Times New Roman1" style:font-size-asian="13.5pt" style:language-asian="es" style:country-asian="ES" style:font-weight-asian="bold" style:font-name-complex="Times New Roman1" style:font-size-complex="13.5pt" style:font-weight-complex="bold"/>
    </style:style>
    <style:style style:name="T2" style:family="text">
      <style:text-properties style:font-name="Times New Roman" fo:font-size="12pt" fo:language="en" fo:country="US" style:font-name-asian="Times New Roman1" style:font-size-asian="12pt" style:language-asian="es" style:country-asian="ES" style:font-name-complex="Times New Roman1" style:font-size-complex="12pt"/>
    </style:style>
    <style:style style:name="T3" style:family="text">
      <style:text-properties style:font-name="Times New Roman" fo:font-size="12pt" fo:language="en" fo:country="US" fo:font-style="italic" style:font-name-asian="Times New Roman1" style:font-size-asian="12pt" style:language-asian="es" style:country-asian="ES" style:font-style-asian="italic" style:font-name-complex="Times New Roman1" style:font-size-complex="12pt" style:font-style-complex="italic"/>
    </style:style>
    <style:style style:name="T4" style:family="text">
      <style:text-properties fo:color="#646464" style:font-name="Verdana" fo:font-size="14.5pt" fo:language="en" fo:country="US" style:font-name-asian="Times New Roman1" style:font-size-asian="14.5pt" style:language-asian="es" style:country-asian="ES" style:font-name-complex="Times New Roman1" style:font-size-complex="14.5pt"/>
    </style:style>
    <style:style style:name="T5" style:family="text">
      <style:text-properties fo:color="#646464" style:font-name="Times New Roman" fo:font-size="14.5pt" fo:language="en" fo:country="US" style:font-name-asian="Times New Roman1" style:font-size-asian="14.5pt" style:language-asian="es" style:country-asian="ES" style:font-name-complex="Times New Roman1" style:font-size-complex="14.5pt"/>
    </style:style>
    <style:style style:name="T6" style:family="text">
      <style:text-properties fo:color="#3c3c3c" style:font-name="Times New Roman" fo:font-size="12pt" fo:language="en" fo:country="US" style:font-name-asian="Times New Roman1" style:font-size-asian="12pt" style:language-asian="es" style:country-asian="ES" style:font-name-complex="Times New Roman1" style:font-size-complex="12pt"/>
    </style:style>
    <style:style style:name="T7" style:family="text">
      <style:text-properties fo:color="#3c3c3c" style:font-name="Times New Roman" fo:font-size="12pt" style:font-name-asian="Times New Roman1" style:font-size-asian="12pt" style:language-asian="es" style:country-asian="ES" style:font-name-complex="Times New Roman1" style:font-size-complex="12pt"/>
    </style:style>
    <style:style style:name="T8" style:family="text">
      <style:text-properties fo:color="#3c3c3c" style:font-name="Verdana" fo:font-size="12pt" fo:language="en" fo:country="US" style:font-name-asian="Times New Roman1" style:font-size-asian="12pt" style:language-asian="es" style:country-asian="ES" style:font-name-complex="Times New Roman1" style:font-size-complex="12pt"/>
    </style:style>
    <style:style style:name="T9" style:family="text">
      <style:text-properties fo:color="#222222" style:font-name="Verdana" fo:font-size="12pt" fo:language="en" fo:country="US" style:font-name-asian="Times New Roman1" style:font-size-asian="12pt" style:language-asian="es" style:country-asian="ES" style:font-name-complex="Times New Roman1" style:font-size-complex="12pt"/>
    </style:style>
    <style:style style:name="T10" style:family="text">
      <style:text-properties style:font-name="Courier New" fo:language="en" fo:country="US" style:font-name-asian="Times New Roman1" style:language-asian="es" style:country-asian="ES" style:font-name-complex="Courier New1"/>
    </style:style>
    <style:style style:name="T11" style:family="text">
      <style:text-properties style:font-name="Arial" fo:font-size="8pt" fo:language="en" fo:country="US" style:font-name-asian="Times New Roman1" style:font-size-asian="8pt" style:language-asian="es" style:country-asian="ES" style:font-name-complex="Arial1" style:font-size-complex="8pt" text:display="none"/>
    </style:style>
    <style:style style:name="T12" style:family="text">
      <style:text-properties style:font-name="Arial" fo:font-size="8pt" style:font-name-asian="Times New Roman1" style:font-size-asian="8pt" style:language-asian="es" style:country-asian="ES" style:font-name-complex="Arial1" style:font-size-complex="8pt" text:display="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text:span text:style-name="T1">MongoDB course note 4 </text:span></text:h>
      <text:h text:style-name="P2" text:outline-level="2"><text:span text:style-name="T4">Indexes</text:span></text:h>
      <text:p text:style-name="P4"><text:span text:style-name="T2"><text:line-break/><text:line-break/>Which optimization will typically have the greatest impact on the performance of a database.</text:span></text:p>
      <text:p text:style-name="P4"><text:span text:style-name="T6">Adding appropriate indexes on large collections so that only a small percentage of queries need to scan the collection.<text:line-break/></text:span></text:p>
      <text:h text:style-name="P3" text:outline-level="2"><text:span text:style-name="T4">Creating Indexes</text:span></text:h>
      <text:p text:style-name="P4"><text:span text:style-name="T2">Please provide the mongo shell command to add an index to a collection named </text:span><text:span text:style-name="T3">students</text:span><text:span text:style-name="T2">, having the index key be </text:span><text:span text:style-name="T3">class</text:span><text:span text:style-name="T2">, </text:span><text:span text:style-name="T3">student_name</text:span><text:span text:style-name="T2">.</text:span></text:p>
      <text:p text:style-name="P4"><text:span text:style-name="T9">db.students.ensureIndex({class:1, student_name:1})<text:line-break/></text:span></text:p>
      <text:h text:style-name="P3" text:outline-level="2"><text:span text:style-name="T4">Multikey Indexes</text:span></text:h>
      <text:p text:style-name="P4"><text:span text:style-name="T2">Suppose we have a collection </text:span><text:span text:style-name="T3">foo</text:span><text:span text:style-name="T2"> that has an index created as follows:</text:span></text:p>
      <text:p text:style-name="P6"><text:span text:style-name="T10">db.foo.ensureIndex({a:1, b:1})</text:span></text:p>
      <text:p text:style-name="P9"><text:span text:style-name="T9">Which of the following inserts are valid to this collection?</text:span></text:p>
      <text:p text:style-name="P7"><text:span text:style-name="T11">Principio del formulario</text:span></text:p>
      <text:p text:style-name="P5"><draw:frame text:anchor-type="as-char" svg:y="0cm" draw:z-index="0" draw:style-name="gr1" draw:text-style-name="P10" svg:width="0.715cm" svg:height="0.636cm"><draw:image xlink:href="Pictures/2000000F000002E50000029550C6AE26.wmf" xlink:type="simple" xlink:show="embed" xlink:actuate="onLoad"><text:p/></draw:image></draw:frame><text:span text:style-name="T8">db.foo.insert({a:["apples","oranges"], b:"grapes"})</text:span></text:p>
      <text:p text:style-name="P5"><draw:frame text:anchor-type="as-char" svg:y="0cm" draw:z-index="1" draw:style-name="gr1" draw:text-style-name="P10" svg:width="0.715cm" svg:height="0.636cm"><draw:image xlink:href="Pictures/2000000F000002E50000029550C6AE26.wmf" xlink:type="simple" xlink:show="embed" xlink:actuate="onLoad"><text:p/></draw:image></draw:frame><text:span text:style-name="T8">db.foo.insert({a:"grapes", b:"oranges"})</text:span></text:p>
      <text:p text:style-name="P5"><draw:frame text:anchor-type="as-char" svg:y="0cm" draw:z-index="2" draw:style-name="gr1" draw:text-style-name="P10" svg:width="0.715cm" svg:height="0.636cm"><draw:image xlink:href="Pictures/2000000F000002E50000029550C6AE26.wmf" xlink:type="simple" xlink:show="embed" xlink:actuate="onLoad"><text:p/></draw:image></draw:frame><text:span text:style-name="T8">db.foo.insert({a:"grapes", b:[8,9,10]})</text:span></text:p>
      <text:p text:style-name="P5"><draw:frame text:anchor-type="as-char" svg:y="0cm" draw:z-index="3" draw:style-name="gr1" draw:text-style-name="P10" svg:width="0.715cm" svg:height="0.636cm"><draw:image xlink:href="Pictures/20000012000002E50000029518F174F0.wmf" xlink:type="simple" xlink:show="embed" xlink:actuate="onLoad"><text:p/></draw:image></draw:frame><text:span text:style-name="T8">db.foo.insert({a:[1,2,3], b:[5,6,7]}) </text:span></text:p>
      <text:p text:style-name="P8"><text:span text:style-name="T11">Final del formulario</text:span></text:p>
      <text:p text:style-name="P4"><text:span text:style-name="T9">Two parallel arrays index are not allowed.<text:line-break/><text:line-break/></text:span></text:p>
      <text:h text:style-name="P3" text:outline-level="2"><text:span text:style-name="T4">Index Creation option, Unique</text:span></text:h>
      <text:p text:style-name="P4"><text:span text:style-name="T2">Please provide the mongo shell command to add a unique index to the collection </text:span><text:span text:style-name="T3">students</text:span><text:span text:style-name="T2"> on the keys </text:span><text:span text:style-name="T3">student_id</text:span><text:span text:style-name="T2">, </text:span><text:span text:style-name="T3">class_id</text:span><text:span text:style-name="T2">.</text:span></text:p>
      <text:p text:style-name="P4"><text:span text:style-name="T9">db.students.ensureIndex({student_id:1, class_id:1}, {unique: true})</text:span><text:span text:style-name="T2"><text:line-break/></text:span><text:span text:style-name="T6"><text:line-break/></text:span></text:p>
      <text:h text:style-name="P3" text:outline-level="2"><text:span text:style-name="T5">Index Creation, Removing Dups</text:span></text:h>
      <text:p text:style-name="P4"><text:span text:style-name="T2">If you choose the dropDups option when creating a unique index, what will the MongoDB do to documents that conflict with an existing index entry?</text:span></text:p>
      <text:p text:style-name="P4"><text:span text:style-name="T6">Delete them for ever and ever, Amen.<text:line-break/></text:span></text:p>
      <text:h text:style-name="P3" text:outline-level="2"><text:soft-page-break/><text:span text:style-name="T5">Index Creation, Sparse</text:span></text:h>
      <text:p text:style-name="P4"><text:span text:style-name="T2">Suppose you had the following documents in a collection called </text:span><text:span text:style-name="T3">people</text:span><text:span text:style-name="T2"> with the following docs:</text:span></text:p>
      <text:p text:style-name="P6"><text:span text:style-name="T10">&gt; db.people.find()</text:span></text:p>
      <text:p text:style-name="P6"><text:span text:style-name="T10">{ "_id" : ObjectId("50a464fb0a9dfcc4f19d6271"), "name" : "Andrew", "title" : "Jester" }</text:span></text:p>
      <text:p text:style-name="P6"><text:span text:style-name="T10">{ "_id" : ObjectId("50a4650c0a9dfcc4f19d6272"), "name" : "Dwight", "title" : "CEO" }</text:span></text:p>
      <text:p text:style-name="P6"><text:span text:style-name="T10">{ "_id" : ObjectId("50a465280a9dfcc4f19d6273"), "name" : "John" }</text:span></text:p>
      <text:p text:style-name="P4"><text:span text:style-name="T2">And there is an index defined as follows:</text:span></text:p>
      <text:p text:style-name="P6"><text:span text:style-name="T10">db.people.ensureIndex({title:1}, {sparse:1})</text:span></text:p>
      <text:p text:style-name="P4"><text:span text:style-name="T2">If you perform the following query, what do you get back, and why?</text:span></text:p>
      <text:p text:style-name="P6"><text:span text:style-name="T10">db.people.find({title:null})</text:span></text:p>
      <text:p text:style-name="P4"><text:span text:style-name="T6">No documents, because the query uses the index and there are no documents with title:null in the index.<text:line-break/><text:line-break/></text:span></text:p>
      <text:h text:style-name="P3" text:outline-level="2"><text:span text:style-name="T5">Index Creation, Background</text:span></text:h>
      <text:p text:style-name="P4"><text:span text:style-name="T2">Which things are true about creating an index in the background in MongoDB. Check all that apply.</text:span></text:p>
      <text:p text:style-name="P4"><text:span text:style-name="T6">Although the database server will continue to take requests, a background index creation still blocks the mongo shell that you are using to create the index.</text:span></text:p>
      <text:p text:style-name="P4"><text:span text:style-name="T6">Creating an index in the background takes longer than creating it in the foreground<text:line-break/><text:line-break/></text:span></text:p>
      <text:h text:style-name="P3" text:outline-level="2"><text:span text:style-name="T5">Using Explain</text:span></text:h>
      <text:p text:style-name="P4"><text:span text:style-name="T2">Given the following output from explain, what is the best description of what happened during the query?</text:span></text:p>
      <text:p text:style-name="P6"><text:span text:style-name="T10">{</text:span></text:p>
      <text:p text:style-name="P6"><text:span text:style-name="T10"><text:s/>"cursor" : "BasicCursor",</text:span></text:p>
      <text:p text:style-name="P6"><text:span text:style-name="T10"><text:s/>"isMultiKey" : false,</text:span></text:p>
      <text:p text:style-name="P6"><text:span text:style-name="T10"><text:s/>"n" : 100000,</text:span></text:p>
      <text:p text:style-name="P6"><text:span text:style-name="T10"><text:s/>"nscannedObjects" : 10000000,</text:span></text:p>
      <text:p text:style-name="P6"><text:span text:style-name="T10"><text:s/>"nscanned" : 10000000,</text:span></text:p>
      <text:p text:style-name="P6"><text:span text:style-name="T10"><text:s/>"nscannedObjectsAllPlans" : 10000000,</text:span></text:p>
      <text:p text:style-name="P6"><text:span text:style-name="T10"><text:s/>"nscannedAllPlans" : 10000000,</text:span></text:p>
      <text:p text:style-name="P6"><text:span text:style-name="T10"><text:s/>"scanAndOrder" : false,</text:span></text:p>
      <text:p text:style-name="P6"><text:span text:style-name="T10"><text:s/>"indexOnly" : false,</text:span></text:p>
      <text:p text:style-name="P6"><text:span text:style-name="T10"><text:s/>"nYields" : 7,</text:span></text:p>
      <text:p text:style-name="P6"><text:span text:style-name="T10"><text:s/>"nChunkSkips" : 0,</text:span></text:p>
      <text:p text:style-name="P6"><text:span text:style-name="T10"><text:s/>"millis" : 5151,</text:span></text:p>
      <text:p text:style-name="P6"><text:span text:style-name="T10"><text:s/>"indexBounds" : {</text:span></text:p>
      <text:p text:style-name="P6"><text:span text:style-name="T10"><text:s text:c="2"/></text:span></text:p>
      <text:p text:style-name="P6"><text:span text:style-name="T10"><text:s/>},</text:span></text:p>
      <text:p text:style-name="P6"><text:span text:style-name="T10"><text:s/>"server" : "Andrews-iMac.local:27017"</text:span></text:p>
      <text:p text:style-name="P6"><text:soft-page-break/><text:span text:style-name="T10">}</text:span></text:p>
      <text:p text:style-name="P4"><text:span text:style-name="T6">The query scanned 10,000,000 documents, returning 100,000 in 5.2 seconds.<text:line-break/><text:line-break/></text:span></text:p>
      <text:h text:style-name="P3" text:outline-level="2"><text:span text:style-name="T5">When is an index used?</text:span></text:h>
      <text:p text:style-name="P4"><text:span text:style-name="T2">Given collection foo with the following index:</text:span></text:p>
      <text:p text:style-name="P6"><text:span text:style-name="T10">db.foo.ensureIndex({a:1, b:1, c:1})</text:span></text:p>
      <text:p text:style-name="P9"><text:span text:style-name="T2">Which of the following queries will use the index?</text:span></text:p>
      <text:p text:style-name="P7"><text:span text:style-name="T12">Principio del formulario</text:span></text:p>
      <text:p text:style-name="P5"><draw:frame text:anchor-type="as-char" svg:y="0cm" draw:z-index="4" draw:style-name="gr1" draw:text-style-name="P10" svg:width="0.715cm" svg:height="0.636cm"><draw:image xlink:href="Pictures/20000012000002E50000029518F174F0.wmf" xlink:type="simple" xlink:show="embed" xlink:actuate="onLoad"><text:p/></draw:image></draw:frame><text:span text:style-name="T7">db.foo.find({b:3, c:4})</text:span></text:p>
      <text:p text:style-name="P5"><draw:frame text:anchor-type="as-char" svg:y="0cm" draw:z-index="5" draw:style-name="gr1" draw:text-style-name="P10" svg:width="0.715cm" svg:height="0.636cm"><draw:image xlink:href="Pictures/2000000F000002E50000029550C6AE26.wmf" xlink:type="simple" xlink:show="embed" xlink:actuate="onLoad"><text:p/></draw:image></draw:frame><text:span text:style-name="T7">db.foo.find({a:3})</text:span></text:p>
      <text:p text:style-name="P5"><draw:frame text:anchor-type="as-char" svg:y="0cm" draw:z-index="6" draw:style-name="gr1" draw:text-style-name="P10" svg:width="0.715cm" svg:height="0.636cm"><draw:image xlink:href="Pictures/2000000F000002E50000029550C6AE26.wmf" xlink:type="simple" xlink:show="embed" xlink:actuate="onLoad"><text:p/></draw:image></draw:frame><text:span text:style-name="T7">db.foo.find({c:1}).sort({a:1, b:1})</text:span></text:p>
      <text:p text:style-name="P5"><draw:frame text:anchor-type="as-char" svg:y="0cm" draw:z-index="7" draw:style-name="gr1" draw:text-style-name="P10" svg:width="0.715cm" svg:height="0.636cm"><draw:image xlink:href="Pictures/20000012000002E50000029518F174F0.wmf" xlink:type="simple" xlink:show="embed" xlink:actuate="onLoad"><text:p/></draw:image></draw:frame><text:span text:style-name="T7">db.foo.find({c:1}).sort({a:-1, b:1}) </text:span></text:p>
      <text:p text:style-name="P8"><text:span text:style-name="T11">Final del formulario</text:span></text:p>
      <text:p text:style-name="P4"><text:span text:style-name="T2"><text:line-break/></text:span></text:p>
      <text:h text:style-name="P3" text:outline-level="2"><text:span text:style-name="T4">How large is your index?</text:span></text:h>
      <text:p text:style-name="P4"><text:span text:style-name="T2">Is it more important that your index or your data fit into memory?</text:span></text:p>
      <text:p text:style-name="P4"><text:span text:style-name="T2">Index<text:line-break/><text:line-break/></text:span></text:p>
      <text:h text:style-name="P3" text:outline-level="2"><text:span text:style-name="T4">Index Cardinality</text:span></text:h>
      <text:p text:style-name="P4"><text:span text:style-name="T2">Let's say you update a document with a key called tags and that update causes the document to need to get moved on disk. If the document has 100 tags in it, and if the tags array is indexed with a multikey index, how many index points need to be updated in the index to accomodate the move?</text:span></text:p>
      <text:p text:style-name="P4"><text:span text:style-name="T2">100<text:line-break/></text:span></text:p>
      <text:h text:style-name="P3" text:outline-level="2"><text:span text:style-name="T5">Index Selectivity</text:span></text:h>
      <text:p text:style-name="P9"><text:span text:style-name="T2">Given the following attributes of automobiles: color, weight, manufacturer, odometer mileage, which index is likely be the most selective, provided you can provide all four attributes on a search:</text:span></text:p>
      <text:p text:style-name="P7"><text:span text:style-name="T11">Principio del formulario</text:span></text:p>
      <text:p text:style-name="P5"><draw:frame text:anchor-type="as-char" svg:y="0cm" draw:z-index="8" draw:style-name="gr1" draw:text-style-name="P10" svg:width="0.715cm" svg:height="0.636cm"><draw:image xlink:href="Pictures/20000012000002E500000295812494D9.wmf" xlink:type="simple" xlink:show="embed" xlink:actuate="onLoad"><text:p/></draw:image></draw:frame><text:span text:style-name="T6">Color</text:span></text:p>
      <text:p text:style-name="P5"><draw:frame text:anchor-type="as-char" svg:y="0cm" draw:z-index="9" draw:style-name="gr1" draw:text-style-name="P10" svg:width="0.715cm" svg:height="0.636cm"><draw:image xlink:href="Pictures/20000012000002E500000295812494D9.wmf" xlink:type="simple" xlink:show="embed" xlink:actuate="onLoad"><text:p/></draw:image></draw:frame><text:span text:style-name="T6">Weight</text:span></text:p>
      <text:p text:style-name="P5"><draw:frame text:anchor-type="as-char" svg:y="0cm" draw:z-index="10" draw:style-name="gr1" draw:text-style-name="P10" svg:width="0.715cm" svg:height="0.636cm"><draw:image xlink:href="Pictures/20000012000002E500000295812494D9.wmf" xlink:type="simple" xlink:show="embed" xlink:actuate="onLoad"><text:p/></draw:image></draw:frame><text:span text:style-name="T6">Manufacturer</text:span></text:p>
      <text:p text:style-name="P5"><text:soft-page-break/><draw:frame text:anchor-type="as-char" svg:y="0cm" draw:z-index="11" draw:style-name="gr1" draw:text-style-name="P10" svg:width="0.715cm" svg:height="0.636cm"><draw:image xlink:href="Pictures/2000000F000002E5000002958AAC9953.wmf" xlink:type="simple" xlink:show="embed" xlink:actuate="onLoad"><text:p/></draw:image></draw:frame><text:span text:style-name="T6">Odometer Mileage </text:span></text:p>
      <text:p text:style-name="P8"><text:span text:style-name="T11">Final del formulario</text:span></text:p>
      <text:p text:style-name="P4"><text:span text:style-name="T2"><text:line-break/></text:span></text:p>
      <text:h text:style-name="P3" text:outline-level="2"><text:span text:style-name="T5">Hinting an Index</text:span></text:h>
      <text:p text:style-name="P4"><text:span text:style-name="T2">Given the following data in a collection:</text:span></text:p>
      <text:p text:style-name="P6"><text:span text:style-name="T10">&gt; db.people.find()</text:span></text:p>
      <text:p text:style-name="P6"><text:span text:style-name="T10">{ "_id" : ObjectId("50a464fb0a9dfcc4f19d6271"), "name" : "Andrew", "title" : "Jester" }</text:span></text:p>
      <text:p text:style-name="P6"><text:span text:style-name="T10">{ "_id" : ObjectId("50a4650c0a9dfcc4f19d6272"), "name" : "Dwight", "title" : "CEO" }</text:span></text:p>
      <text:p text:style-name="P6"><text:span text:style-name="T10">{ "_id" : ObjectId("50a465280a9dfcc4f19d6273"), "name" : "John" }</text:span></text:p>
      <text:p text:style-name="P4"><text:span text:style-name="T2">and the following indexex:</text:span></text:p>
      <text:p text:style-name="P6"><text:span text:style-name="T10">&gt; db.people.getIndexes()</text:span></text:p>
      <text:p text:style-name="P6"><text:span text:style-name="T10">[</text:span></text:p>
      <text:p text:style-name="P6"><text:span text:style-name="T10"><text:s/>{</text:span></text:p>
      <text:p text:style-name="P6"><text:span text:style-name="T10"><text:s text:c="2"/>"v" : 1,</text:span></text:p>
      <text:p text:style-name="P6"><text:span text:style-name="T10"><text:s text:c="2"/>"key" : {</text:span></text:p>
      <text:p text:style-name="P6"><text:span text:style-name="T10"><text:s text:c="3"/>"_id" : 1</text:span></text:p>
      <text:p text:style-name="P6"><text:span text:style-name="T10"><text:s text:c="2"/>},</text:span></text:p>
      <text:p text:style-name="P6"><text:span text:style-name="T10"><text:s text:c="2"/>"ns" : "test.people",</text:span></text:p>
      <text:p text:style-name="P6"><text:span text:style-name="T10"><text:s text:c="2"/>"name" : "_id_"</text:span></text:p>
      <text:p text:style-name="P6"><text:span text:style-name="T10"><text:s/>},</text:span></text:p>
      <text:p text:style-name="P6"><text:span text:style-name="T10"><text:s/>{</text:span></text:p>
      <text:p text:style-name="P6"><text:span text:style-name="T10"><text:s text:c="2"/>"v" : 1,</text:span></text:p>
      <text:p text:style-name="P6"><text:span text:style-name="T10"><text:s text:c="2"/>"key" : {</text:span></text:p>
      <text:p text:style-name="P6"><text:span text:style-name="T10"><text:s text:c="3"/>"title" : 1</text:span></text:p>
      <text:p text:style-name="P6"><text:span text:style-name="T10"><text:s text:c="2"/>},</text:span></text:p>
      <text:p text:style-name="P6"><text:span text:style-name="T10"><text:s text:c="2"/>"ns" : "test.people",</text:span></text:p>
      <text:p text:style-name="P6"><text:span text:style-name="T10"><text:s text:c="2"/>"name" : "title_1",</text:span></text:p>
      <text:p text:style-name="P6"><text:span text:style-name="T10"><text:s text:c="2"/>"sparse" : 1</text:span></text:p>
      <text:p text:style-name="P6"><text:span text:style-name="T10"><text:s/>}</text:span></text:p>
      <text:p text:style-name="P6"><text:span text:style-name="T10">]</text:span></text:p>
      <text:p text:style-name="P9"><text:span text:style-name="T2">Which query below will return the most documents.</text:span></text:p>
      <text:p text:style-name="P7"><text:span text:style-name="T11">Principio del formulario</text:span></text:p>
      <text:p text:style-name="P5"><draw:frame text:anchor-type="as-char" svg:y="0cm" draw:z-index="12" draw:style-name="gr1" draw:text-style-name="P10" svg:width="0.715cm" svg:height="0.636cm"><draw:image xlink:href="Pictures/2000000F000002E5000002958AAC9953.wmf" xlink:type="simple" xlink:show="embed" xlink:actuate="onLoad"><text:p/></draw:image></draw:frame><text:span text:style-name="T6">db.people.find().sort({'title':1}).hint({$natural:1})</text:span></text:p>
      <text:p text:style-name="P5"><draw:frame text:anchor-type="as-char" svg:y="0cm" draw:z-index="13" draw:style-name="gr1" draw:text-style-name="P10" svg:width="0.715cm" svg:height="0.636cm"><draw:image xlink:href="Pictures/20000012000002E500000295812494D9.wmf" xlink:type="simple" xlink:show="embed" xlink:actuate="onLoad"><text:p/></draw:image></draw:frame><text:span text:style-name="T6">db.people.find().sort({'title':1})</text:span></text:p>
      <text:p text:style-name="P5"><draw:frame text:anchor-type="as-char" svg:y="0cm" draw:z-index="14" draw:style-name="gr1" draw:text-style-name="P10" svg:width="0.715cm" svg:height="0.636cm"><draw:image xlink:href="Pictures/20000012000002E500000295812494D9.wmf" xlink:type="simple" xlink:show="embed" xlink:actuate="onLoad"><text:p/></draw:image></draw:frame><text:span text:style-name="T6">db.people.find({name:{$ne:"Kevin"}}).sort({'title':1})</text:span></text:p>
      <text:p text:style-name="P5"><draw:frame text:anchor-type="as-char" svg:y="0cm" draw:z-index="15" draw:style-name="gr1" draw:text-style-name="P10" svg:width="0.715cm" svg:height="0.636cm"><draw:image xlink:href="Pictures/20000012000002E500000295812494D9.wmf" xlink:type="simple" xlink:show="embed" xlink:actuate="onLoad"><text:p/></draw:image></draw:frame><text:span text:style-name="T6">db.people.find({'title':{$ne:null}}).hint({'title':1}) </text:span></text:p>
      <text:p text:style-name="P8"><text:span text:style-name="T11">Final del formulario</text:span></text:p>
      <text:p text:style-name="P4"><text:span text:style-name="T2">hint natural to use BasicCursor returns all docs.<text:line-break/><text:line-break/></text:span></text:p>
      <text:h text:style-name="P3" text:outline-level="2"><text:span text:style-name="T4">Geospatial Indexes</text:span></text:h>
      <text:p text:style-name="P4"><text:soft-page-break/><text:span text:style-name="T2">Suppose you have a 2D geospatial index defined on the key </text:span><text:span text:style-name="T3">location</text:span><text:span text:style-name="T2"> in the collection </text:span><text:span text:style-name="T3">places</text:span><text:span text:style-name="T2">. Write a query that will find the closest three places (the closest three documents) to the location 74, 140.</text:span></text:p>
      <text:p text:style-name="P4"><text:span text:style-name="T9">db.places.find({location: {$near: [74,140]}}).limit(3)<text:line-break/><text:line-break/></text:span></text:p>
      <text:h text:style-name="P3" text:outline-level="2"><text:span text:style-name="T4">Profiling</text:span></text:h>
      <text:p text:style-name="P4"><text:span text:style-name="T2">Write the query to look in the system profile collection for all queries that took longer than one second, ordered by timestamp descending.</text:span></text:p>
      <text:p text:style-name="P4"><text:span text:style-name="T9">db.system.profile.find({millis: {$gt: 1000}}).sort({ts: -1})</text:span></text:p>
      <text:p text:style-name="P4"><text:span text:style-name="T9">profile level 0: log off.</text:span></text:p>
      <text:p text:style-name="P4"><text:span text:style-name="T9">level 1: only record slow logs. </text:span></text:p>
      <text:p text:style-name="P4"><text:span text:style-name="T9">level 2: record all logs<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Standard" style:default-outline-level="2" style:list-style-name="" style:class="text"/>
    <style:style style:name="Heading_20_3" style:display-name="Heading 3" style:family="paragraph" style:parent-style-name="Standard" style:default-outline-level="3" style:list-style-name="" style:class="text"/>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1" style:font-family-complex="'Courier New'" style:font-family-generic-complex="system" style:font-pitch-complex="variable" style:font-size-complex="10pt"/>
    </style:style>
    <style:style style:name="HTML_20_Top_20_of_20_Form" style:display-name="HTML Top of Form" style:family="paragraph" style:parent-style-name="Standard" style:next-style-name="Standard" style:default-outline-level="">
      <style:paragraph-properties fo:margin-top="0cm" fo:margin-bottom="0cm" style:contextual-spacing="false" fo:line-height="100%" fo:text-align="center" style:justify-single-word="false" fo:padding-left="0cm" fo:padding-right="0cm" fo:padding-top="0cm" fo:padding-bottom="0.035cm" fo:border-left="none" fo:border-right="none" fo:border-top="none" fo:border-bottom="0.74pt solid #00000a"/>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1" style:font-family-complex="Arial" style:font-family-generic-complex="system" style:font-pitch-complex="variable" style:font-size-complex="8pt" text:display="none"/>
    </style:style>
    <style:style style:name="HTML_20_Bottom_20_of_20_Form" style:display-name="HTML Bottom of Form" style:family="paragraph" style:parent-style-name="Standard" style:next-style-name="Standard" style:default-outline-level="">
      <style:paragraph-properties fo:margin-top="0cm" fo:margin-bottom="0cm" style:contextual-spacing="false" fo:line-height="100%" fo:text-align="center" style:justify-single-word="false" fo:padding-left="0cm" fo:padding-right="0cm" fo:padding-top="0.035cm" fo:padding-bottom="0cm" fo:border-left="none" fo:border-right="none" fo:border-top="0.74pt solid #00000a" fo:border-bottom="none"/>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1" style:font-family-complex="Arial" style:font-family-generic-complex="system" style:font-pitch-complex="variable" style:font-size-complex="8pt" text:display="none"/>
    </style:style>
    <style:style style:name="Default_20_Paragraph_20_Font" style:display-name="Default Paragraph Font" style:family="text"/>
    <style:style style:name="Título_20_2_20_Car" style:display-name="Título 2 C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s" style:country-asian="ES" style:font-weight-asian="bold" style:font-name-complex="Times New Roman1" style:font-family-complex="'Times New Roman'" style:font-family-generic-complex="system" style:font-pitch-complex="variable" style:font-size-complex="18pt" style:font-weight-complex="bold"/>
    </style:style>
    <style:style style:name="Título_20_3_20_Car" style:display-name="Título 3 C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s" style:country-asian="ES" style:font-weight-asian="bold" style:font-name-complex="Times New Roman1" style:font-family-complex="'Times New Roman'" style:font-family-generic-complex="system" style:font-pitch-complex="variable" style:font-size-complex="13.5pt" style:font-weight-complex="bold"/>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1" style:font-family-complex="'Courier New'" style:font-family-generic-complex="system" style:font-pitch-complex="variable" style:font-size-complex="10pt"/>
    </style:style>
    <style:style style:name="z-Principio_20_del_20_formulario_20_Car" style:display-name="z-Principio del formulario C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1" style:font-family-complex="Arial" style:font-family-generic-complex="system" style:font-pitch-complex="variable" style:font-size-complex="8pt" text:display="none"/>
    </style:style>
    <style:style style:name="z-Final_20_del_20_formulario_20_Car" style:display-name="z-Final del formulario C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1" style:font-family-complex="Arial" style:font-family-generic-complex="system" style:font-pitch-complex="variable" style:font-size-complex="8pt" text:display="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avarro</meta:initial-creator>
    <dc:creator>janavarro</dc:creator>
    <meta:editing-cycles>8</meta:editing-cycles>
    <meta:creation-date>2014-03-03T15:04:00</meta:creation-date>
    <dc:date>2014-03-12T15:12:00</dc:date>
    <meta:editing-duration>PT28S</meta:editing-duration>
    <meta:generator>LibreOffice/4.2.1.1$Windows_x86 LibreOffice_project/d7dbbd7842e6a58b0f521599204e827654e1fb8b</meta:generator>
    <meta:document-statistic meta:table-count="0" meta:image-count="0" meta:object-count="0" meta:page-count="5" meta:paragraph-count="122" meta:word-count="736" meta:character-count="5150" meta:non-whitespace-character-count="4452"/>
    <meta:user-defined meta:name="AppVersion">12.0000</meta:user-defined>
    <meta:user-defined meta:name="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